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ce10" office:value-type="string" calcext:value-type="string">
            <text:p>时间</text:p>
          </table:table-cell>
          <table:table-cell/>
          <table:table-cell table:style-name="ce9" table:number-columns-repeated="2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名称</text:p>
          </table:table-cell>
          <table:table-cell table:style-name="ce10" office:value-type="string" calcext:value-type="string">
            <text:p>页数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60" calcext:value-type="float">
            <text:p>16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数据结构和算法</text:p>
          </table:table-cell>
          <table:table-cell office:value-type="float" office:value="70" calcext:value-type="float">
            <text:p>70</text:p>
          </table:table-cell>
          <table:table-cell table:style-name="ce9"/>
          <table:table-cell/>
          <table:table-cell office:value-type="string" calcext:value-type="string">
            <text:p>　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66" calcext:value-type="float">
            <text:p>166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62" calcext:value-type="float">
            <text:p>16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7" calcext:value-type="float">
            <text:p>2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93" calcext:value-type="float">
            <text:p>9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9" calcext:value-type="float">
            <text:p>6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/>
          <table:table-cell/>
          <table:table-cell table:style-name="ce11" table:formula="of:=SUM([.C3:.C27])" office:value-type="float" office:value="2202" calcext:value-type="float">
            <text:p>2202</text:p>
          </table:table-cell>
          <table:table-cell table:style-name="ce11"/>
          <table:table-cell table:style-name="ce12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29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9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office:value-type="float" office:value="181" calcext:value-type="float">
            <text:p>181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0828729281767956" calcext:value-type="percentage">
            <text:p>8.29%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Apache Kafka源码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Kafka源码解析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面向对象葵花宝典 <text:s/>思想、技巧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轻量级微服务架构(下册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分布式系统常用技术及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20:47:49.348724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6-14T13:28:47.158303712</dc:date>
    <meta:editing-duration>P7DT1H28M29S</meta:editing-duration>
    <meta:editing-cycles>66</meta:editing-cycles>
    <meta:generator>LibreOffice/6.0.7.3$Linux_X86_64 LibreOffice_project/00m0$Build-3</meta:generator>
    <meta:document-statistic meta:table-count="2" meta:cell-count="633" meta:object-count="0"/>
  </office:meta>
</office:document-meta>
</file>